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2f2a1" officeooo:paragraph-rsid="0002f2a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2f2a1" officeooo:paragraph-rsid="0002f2a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f2a1" officeooo:paragraph-rsid="0002f2a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24fa" officeooo:paragraph-rsid="000624f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6128" officeooo:paragraph-rsid="0006612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321c" officeooo:paragraph-rsid="0007321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2f2a1" officeooo:paragraph-rsid="0002f2a1" style:font-size-asian="10.5pt" style:font-weight-asian="bold" style:font-size-complex="12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066128" style:font-weight-asian="bold" style:font-weight-complex="bold"/>
    </style:style>
    <style:style style:name="T5" style:family="text">
      <style:text-properties style:font-name="Liberation Serif" fo:font-weight="bold" officeooo:rsid="0007321c" style:font-weight-asian="bold" style:font-weight-complex="bold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0624fa" style:font-weight-asian="normal" style:font-weight-complex="normal"/>
    </style:style>
    <style:style style:name="T8" style:family="text">
      <style:text-properties style:font-name="Liberation Serif" fo:font-weight="normal" officeooo:rsid="00066128" style:font-weight-asian="normal" style:font-weight-complex="normal"/>
    </style:style>
    <style:style style:name="T9" style:family="text">
      <style:text-properties style:font-name="Liberation Serif" fo:font-weight="normal" officeooo:rsid="0007321c" style:font-weight-asian="normal" style:font-weight-complex="normal"/>
    </style:style>
    <style:style style:name="T10" style:family="text">
      <style:text-properties style:font-name="Liberation Serif" fo:font-style="italic" style:font-style-asian="italic" style:font-style-complex="italic"/>
    </style:style>
    <style:style style:name="T1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erif" officeooo:rsid="0004443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la CAM<text:span text:style-name="T1">É</text:span><text:span text:style-name="T2">RA sur le RPi3 avec GSTREAMER</text:span></text:p>
      <text:p text:style-name="P2"/>
      <text:p text:style-name="P3"><text:span text:style-name="T2">1°- </text:span><text:span text:style-name="T3">Installer GSTREAMER</text:span><text:span text:style-name="T2"> sur le RPi3 et son PC client :</text:span></text:p>
      <text:p text:style-name="P3"/>
      <text:p text:style-name="P3"><text:span text:style-name="T2">* Aller dans Gestionnaire de paquets Synaptic</text:span></text:p>
      <text:p text:style-name="P3"><text:span text:style-name="T2">* Rechercher </text:span><text:span text:style-name="T3">gstreamer1.0</text:span></text:p>
      <text:p text:style-name="P3"/>
      <text:p text:style-name="P3"><text:span text:style-name="T6">Ensuite, comme je n'y connais pas grand chose, j'ai installé tous les paquets en commençant par : </text:span></text:p>
      <text:p text:style-name="P3"><text:span text:style-name="T6">gstreamer1.0-alsa ….les spécialistes sauront faire leur choix.</text:span></text:p>
      <text:p text:style-name="P3"/>
      <text:p text:style-name="P3"><text:span text:style-name="T6">2°- Dans </text:span><text:span text:style-name="T7">un fichier ad hoc sauvegardé sur le bureau du RPi3, écrire la cde suivante</text:span><text:span text:style-name="T6"> </text:span><text:span text:style-name="T8">que l'on appellera </text:span><text:span text:style-name="T6">« </text:span><text:span text:style-name="T8">Commande émission caméra »</text:span><text:span text:style-name="T6"> </text:span><text:span text:style-name="T7">( origine Patrick Pastor ) :</text:span></text:p>
      <text:p text:style-name="P3"/>
      <text:p text:style-name="P7"><text:span text:style-name="T2">/opt/vc/bin/raspivid -t 0 -hf -fps 20 -w 300 -h 300 -o - | gst-launch-1.0 fd</text:span><text:span text:style-name="T12">sr</text:span><text:span text:style-name="T2">c ! </text:span><text:span text:style-name="T12">h</text:span><text:span text:style-name="T2">264parse ! </text:span><text:span text:style-name="T12">r</text:span><text:span text:style-name="T2">tph264pay config-interval=1 pt=96 ! </text:span><text:span text:style-name="T12">g</text:span><text:span text:style-name="T2">dppay ! </text:span><text:span text:style-name="T12">t</text:span><text:span text:style-name="T2">cpserversink host= </text:span><text:span text:style-name="T10">adresse IP du RPi3</text:span><text:span text:style-name="T2"> port=5000</text:span></text:p>
      <text:p text:style-name="P3"/>
      <text:p text:style-name="P4"><text:span text:style-name="T6">3°- Dans un fichier ad hoc sauvegardé sur le bureau du Pc client, écrire la cde suivante </text:span><text:span text:style-name="T8">que l'on appellera « Commande réception image » </text:span><text:span text:style-name="T6">( origine Patrick Pastor ) :</text:span></text:p>
      <text:p text:style-name="P4"/>
      <text:p text:style-name="P4"><text:span text:style-name="T3">gst-launch-1.0 -v tcpclientsrc host=</text:span><text:span text:style-name="T11"> adresse IP du Rpi3 </text:span><text:span text:style-name="T3">port=5000 ! gdpdepay ! rtph264depay ! avdec_h264 ! videoconvert ! autovideosink sync=false</text:span></text:p>
      <text:p text:style-name="P4"/>
      <text:p text:style-name="P4"><text:span text:style-name="T6">4°- </text:span><text:span text:style-name="T3">Mise en œuvre</text:span><text:span text:style-name="T6"> :</text:span></text:p>
      <text:p text:style-name="P4"/>
      <text:p text:style-name="P4"><text:span text:style-name="T6">* </text:span><text:span text:style-name="T8">Après avoir pris le contrôle du RPi3 par le Pc client :</text:span></text:p>
      <text:p text:style-name="P4"><text:span text:style-name="T8"><text:tab/>a- Copier-coller dans le T</text:span><text:span text:style-name="T4">erminal du RPi3</text:span><text:span text:style-name="T8"> la ligne de cde du fichier ad hoc. La diode rouge <text:s text:c="2"/><text:tab/> <text:s text:c="3"/>de la caméra s'allume, la caméra est en service.</text:span></text:p>
      <text:p text:style-name="P4"><text:span text:style-name="T8"><text:tab/>b- Copier-coller dans le </text:span><text:span text:style-name="T4">Terminal du Pc client</text:span><text:span text:style-name="T8"> la ligne de cde du fichier ad hoc,</text:span></text:p>
      <text:p text:style-name="P4"><text:span text:style-name="T8"><text:tab/>c- Taper Enter ( clavier du PC client ) </text:span><text:span text:style-name="T4">L'écran de la caméra s'affiche sur le bureau du Pc <text:tab/> <text:s text:c="3"/>client.</text:span><text:span text:style-name="T8"> </text:span></text:p>
      <text:p text:style-name="P4"><text:span text:style-name="T8"/></text:p>
      <text:p text:style-name="P5"><text:span text:style-name="T6">* Si l'on souhaite modifier les dimensions de cet écran, intervenir dans la ligne de cde émission caméra du Rpi3 au niveau de</text:span><text:span text:style-name="T3"> -w et -h</text:span><text:span text:style-name="T6">,</text:span></text:p>
      <text:p text:style-name="P5"><text:span text:style-name="T6">* </text:span><text:span text:style-name="T9">On peut également agir sur le nombre d'images par seconde au niveau de</text:span><text:span text:style-name="T5"> -fps.</text:span></text:p>
      <text:p text:style-name="P5"/>
      <text:p text:style-name="P6"><text:span text:style-name="T5">R</text:span><text:span text:style-name="T3">emarques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5-02T12:43:11.641711102</meta:creation-date>
    <dc:date>2017-05-02T13:36:40.150789165</dc:date>
    <dc:creator>papy56 </dc:creator>
    <meta:editing-duration>PT37M5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90" meta:character-count="1629" meta:non-whitespace-character-count="1340"/>
  </office:meta>
</office:document-meta>
</file>